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94df" officeooo:paragraph-rsid="000794df"/>
    </style:style>
    <style:style style:name="P2" style:family="paragraph" style:parent-style-name="Standard">
      <style:text-properties fo:font-weight="bold" officeooo:rsid="000794df" officeooo:paragraph-rsid="000794df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Bistrory</text:h>
      <text:p text:style-name="Standard"/>
      <text:p text:style-name="Standard"/>
      <text:p text:style-name="Standard"/>
      <text:p text:style-name="Standard">Einlesen der bash History – Duplikate entfernen</text:p>
      <text:p text:style-name="Standard">Einträge Kategorisieren</text:p>
      <text:p text:style-name="Standard">Kurztexte hinzufügen</text:p>
      <text:p text:style-name="Standard">Ausführen per Doppelclick</text:p>
      <text:p text:style-name="Standard"/>
      <text:p text:style-name="Standard">eigene Kommandos erstellen (kann auch als Programmstarter genutzt werden)</text:p>
      <text:p text:style-name="Standard"/>
      <text:p text:style-name="Standard">Kategorie hinzufügen.</text:p>
      <text:p text:style-name="Standard"/>
      <text:p text:style-name="Standard"/>
      <text:p text:style-name="Standard"/>
      <text:p text:style-name="P1">­-----------------</text:p>
      <text:p text:style-name="P1">LinuxWelt_2021_01; S. 112</text:p>
      <text:p text:style-name="P1"/>
      <text:p text:style-name="P2">Das ungeliebte Terminal</text:p>
      <text:p text:style-name="P1">An sich ist das Terminal nichts Schlimmes.</text:p>
      <text:p text:style-name="P1">Nur: Wer kann sich die vielen kleinen Befehle,</text:p>
      <text:p text:style-name="P1">Parameter und Argumente merken? Abschrei-</text:p>
      <text:p text:style-name="P1">ben, noch besser Copy &amp; Paste ist natürlich</text:p>
      <text:p text:style-name="P1">hübsch, aber dazu muss man erst die richtige</text:p>
      <text:p text:style-name="P1">Quelle vor sich haben. Gibt es keine simple</text:p>
      <text:p text:style-name="P1">Möglichkeit, solche Shell-Befehle in einer Ord-</text:p>
      <text:p text:style-name="P1">nerstruktur abzulegen, wo der Dateiname</text:p>
      <text:p text:style-name="P1">gleich die Funktion mit anzeigt?</text:p>
      <text:p text:style-name="P1">#</text:p>
      <text:p text:style-name="P1">Jens R., per Mail</text:p>
      <text:p text:style-name="P1"/>
      <text:p text:style-name="P1"/>
      <text:p text:style-name="P1">Das hätten wir auch gerne! Das Dilemma ist:</text:p>
      <text:p text:style-name="P1">Macht man das jeweilige Tool und seinen</text:p>
      <text:p text:style-name="P1">Namen zum Sortierschlüssel, dann landet</text:p>
      <text:p text:style-name="P1">man bei typischen Kommandozeilenrefe-</text:p>
      <text:p text:style-name="P1">renzen, die letztlich die Manpages der Tools</text:p>
      <text:p text:style-name="P1">ins Web kippen – und dies in der Regel ohne</text:p>
      <text:p text:style-name="P1">sprechende Beispiele. Sortiert man ande-</text:p>
      <text:p text:style-name="P1">rerseits inhaltlich nach Aufgaben und Auf-</text:p>
      <text:p text:style-name="P1">gabeobjekten, droht eine unsystematische</text:p>
      <text:p text:style-name="P1">Toolauswahl mit willkürlicher Problemtiefe</text:p>
      <text:p text:style-name="P1">(find kann alles Mögliche finden und mit</text:p>
      <text:p text:style-name="P1">Gefundenem sogar alles Mögliche anstel-</text:p>
      <text:p text:style-name="P1">len). Die Kommandorecherche nach „basic</text:p>
      <text:p text:style-name="P1">commands“ und „(most) important com-</text:p>
      <text:p text:style-name="P1">mands“ nimmt von vornherein unsystema-</text:p>
      <text:p text:style-name="P1">tische Auswahl in Kauf, ist aber oft noch am</text:p>
      <text:p text:style-name="P1">ergiebigsten. Kurz: Ihre Leseranfrage be-</text:p>
      <text:p text:style-name="P1">nennt ein Desiderat, für das ein Linux-be-</text:p>
      <text:p text:style-name="P1"><text:soft-page-break/>gabter Website-Admin garantiert mit vielen</text:p>
      <text:p text:style-name="P1">Klicks belohnt würde. Motto: Alle Bash-Be-</text:p>
      <text:p text:style-name="P1">fehle mit vielen sprechenden Beispielen</text:p>
      <text:p text:style-name="P1">und einem zusätzlichen Sortierschlüssel</text:p>
      <text:p text:style-name="P1">nach Aufgabenstellung.</text:p>
      <text:p text:style-name="P1">Konkret können wir im praktischen Termi-</text:p>
      <text:p text:style-name="P1">nalalltag nur eines empfehlen: Alles, was Sie</text:p>
      <text:p text:style-name="P1">aktuell oder künftig für relevant halten, soll-</text:p>
      <text:p text:style-name="P1">ten Sie eingeben. Denn dann landet es in der</text:p>
      <text:p text:style-name="P1">Datei „~/.bash_history“ und ist jederzeit wie-</text:p>
      <text:p text:style-name="P1">der abrufbar, solange dieses Gedächtnis</text:p>
      <text:p text:style-name="P1">nicht überläuft. Sorgen Sie mit der großzü-</text:p>
      <text:p text:style-name="P1">gigen Variable (Zeilenzahl der History)</text:p>
      <text:p text:style-name="P1">HISTFILESIZE=20000</text:p>
      <text:p text:style-name="P1">in der Datei „~/.bashrc“ dafür, dass die His-</text:p>
      <text:p text:style-name="P1">torydatei über Monate und Jahre nichts</text:p>
      <text:p text:style-name="P1">wegwirft. Kopieren Sie ferner eine „alters-</text:p>
      <text:p text:style-name="P1">weise“ „~/.bash_history“ auf jedes neu ins-</text:p>
      <text:p text:style-name="P1">tallierte Linux-System!</text:p>
      <text:p text:style-name="P1">Nicht zuletzt gibt es ansatzweise auch noch</text:p>
      <text:p text:style-name="P1">eine Option für inhaltliche Kategorisierung</text:p>
      <text:p text:style-name="P1">von Befehlen. Was ein in der History gespei-</text:p>
      <text:p text:style-name="P1">chertes Kommando</text:p>
      <text:p text:style-name="P1">getconf LONG_BIT</text:p>
      <text:p text:style-name="P1">erledigt, lässt sich erahnen, wird aber zur</text:p>
      <text:p text:style-name="P1">Gewissheit, wenn Sie der Befehl so lautet:</text:p>
      <text:p text:style-name="P1">getconf LONG_BIT # 32/64 CPU</text:p>
      <text:p text:style-name="P1">Architektur</text:p>
      <text:p text:style-name="P1">Solche Befehlskommentierung erfordert</text:p>
      <text:p text:style-name="P1">etwas Disziplin, lohnt sich aber auf Dauer</text:p>
      <text:p text:style-name="P1">und muss auch nicht bei jedem Allerwelts-</text:p>
      <text:p text:style-name="P1">befehl sein. Der Befehl wird normal ausge-</text:p>
      <text:p text:style-name="P1">führt, alles nach „#“ dabei ignoriert, jedoch</text:p>
      <text:p text:style-name="P1">komplett, wie ei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1-14T14:49:21.079511126</dc:date>
    <meta:editing-duration>PT12M5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2" meta:paragraph-count="73" meta:word-count="386" meta:character-count="2653" meta:non-whitespace-character-count="2339"/>
  </office:meta>
</office:document-meta>
</file>